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Text_20_body">
      <style:text-properties officeooo:rsid="00df48af" officeooo:paragraph-rsid="00df48af"/>
    </style:style>
    <style:style style:name="P31" style:family="paragraph" style:parent-style-name="Text_20_body">
      <style:text-properties officeooo:rsid="00df48af" officeooo:paragraph-rsid="00e753f2"/>
    </style:style>
    <style:style style:name="P32" style:family="paragraph" style:parent-style-name="Text_20_body">
      <style:text-properties officeooo:rsid="00422e2d" officeooo:paragraph-rsid="00ab0928"/>
    </style:style>
    <style:style style:name="P33" style:family="paragraph" style:parent-style-name="Text_20_body">
      <style:text-properties officeooo:rsid="00a03dba" officeooo:paragraph-rsid="00ef624f"/>
    </style:style>
    <style:style style:name="P34" style:family="paragraph" style:parent-style-name="Text_20_body">
      <style:text-properties officeooo:paragraph-rsid="00ef624f"/>
    </style:style>
    <style:style style:name="P35" style:family="paragraph" style:parent-style-name="Text_20_body">
      <style:text-properties officeooo:rsid="00f4bee3" officeooo:paragraph-rsid="010d2c50"/>
    </style:style>
    <style:style style:name="P36" style:family="paragraph" style:parent-style-name="Text_20_body">
      <style:text-properties officeooo:rsid="003480fe" officeooo:paragraph-rsid="003480fe"/>
    </style:style>
    <style:style style:name="P37" style:family="paragraph" style:parent-style-name="Text_20_body">
      <style:text-properties officeooo:rsid="011b8ccc" officeooo:paragraph-rsid="011b8ccc"/>
    </style:style>
    <style:style style:name="P38" style:family="paragraph" style:parent-style-name="Text_20_body">
      <style:text-properties officeooo:rsid="005698b0" officeooo:paragraph-rsid="0076b868"/>
    </style:style>
    <style:style style:name="P39" style:family="paragraph" style:parent-style-name="Bibliography_20_1">
      <style:paragraph-properties>
        <style:tab-stops/>
      </style:paragraph-properties>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0ddbe1c"/>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paragraph-rsid="010d2c50"/>
    </style:style>
    <style:style style:name="P49" style:family="paragraph" style:parent-style-name="Text_20_body" style:list-style-name="L1">
      <style:text-properties officeooo:rsid="011b8ccc" officeooo:paragraph-rsid="011b8ccc"/>
    </style:style>
    <style:style style:name="P50" style:family="paragraph" style:parent-style-name="Text_20_body" style:list-style-name="L2">
      <style:text-properties officeooo:paragraph-rsid="01358634"/>
    </style:style>
    <style:style style:name="P51" style:family="paragraph" style:parent-style-name="Text_20_body" style:list-style-name="L2">
      <style:text-properties officeooo:rsid="00e1157a" officeooo:paragraph-rsid="01361e7a"/>
    </style:style>
    <style:style style:name="P52" style:family="paragraph" style:parent-style-name="Text_20_body" style:list-style-name="L2">
      <style:text-properties officeooo:rsid="00e1157a" officeooo:paragraph-rsid="01375c78"/>
    </style:style>
    <style:style style:name="P53" style:family="paragraph" style:parent-style-name="Text_20_body">
      <style:text-properties officeooo:rsid="00e1157a" officeooo:paragraph-rsid="0138ca36"/>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4bee3" officeooo:paragraph-rsid="010d2c50"/>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f09d5" officeooo:paragraph-rsid="01484d18"/>
    </style:style>
    <style:style style:name="P60" style:family="paragraph" style:parent-style-name="Text_20_body" style:list-style-name="L3">
      <style:text-properties officeooo:rsid="00f5d4f6" officeooo:paragraph-rsid="010d2c50"/>
    </style:style>
    <style:style style:name="P61" style:family="paragraph" style:parent-style-name="Text_20_body" style:list-style-name="L3">
      <style:text-properties officeooo:rsid="00f4c70b" officeooo:paragraph-rsid="010d2c50"/>
    </style:style>
    <style:style style:name="P62" style:family="paragraph" style:parent-style-name="Text_20_body" style:list-style-name="L4">
      <style:text-properties officeooo:rsid="0109e016" officeooo:paragraph-rsid="010d2c50"/>
    </style:style>
    <style:style style:name="P63" style:family="paragraph" style:parent-style-name="Text_20_body" style:list-style-name="L4">
      <style:text-properties officeooo:rsid="011987b4" officeooo:paragraph-rsid="011987b4"/>
    </style:style>
    <style:style style:name="P64" style:family="paragraph" style:parent-style-name="Text_20_body">
      <style:text-properties officeooo:paragraph-rsid="013b4b31"/>
    </style:style>
    <style:style style:name="P65" style:family="paragraph" style:parent-style-name="Text_20_body">
      <style:text-properties officeooo:paragraph-rsid="00ee162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9bcc1"/>
    </style:style>
    <style:style style:name="T58" style:family="text">
      <style:text-properties officeooo:rsid="009aa5ac"/>
    </style:style>
    <style:style style:name="T59" style:family="text">
      <style:text-properties officeooo:rsid="009e1d1e"/>
    </style:style>
    <style:style style:name="T60" style:family="text">
      <style:text-properties officeooo:rsid="00a0028c"/>
    </style:style>
    <style:style style:name="T61" style:family="text">
      <style:text-properties officeooo:rsid="00a1b050"/>
    </style:style>
    <style:style style:name="T62" style:family="text">
      <style:text-properties officeooo:rsid="00accbab"/>
    </style:style>
    <style:style style:name="T63" style:family="text">
      <style:text-properties officeooo:rsid="00b1ed3a"/>
    </style:style>
    <style:style style:name="T64" style:family="text">
      <style:text-properties officeooo:rsid="00c1d018"/>
    </style:style>
    <style:style style:name="T65" style:family="text">
      <style:text-properties fo:font-style="normal" style:font-style-asian="normal" style:font-style-complex="normal"/>
    </style:style>
    <style:style style:name="T66" style:family="text">
      <style:text-properties fo:font-style="normal" officeooo:rsid="00ce833b" style:font-style-asian="normal" style:font-style-complex="normal"/>
    </style:style>
    <style:style style:name="T67" style:family="text">
      <style:text-properties fo:font-style="normal" officeooo:rsid="010bc3de" style:font-style-asian="normal" style:font-style-complex="normal"/>
    </style:style>
    <style:style style:name="T68" style:family="text">
      <style:text-properties officeooo:rsid="00d188f7"/>
    </style:style>
    <style:style style:name="T69" style:family="text">
      <style:text-properties officeooo:rsid="00d1a387"/>
    </style:style>
    <style:style style:name="T70" style:family="text">
      <style:text-properties officeooo:rsid="00d22a1a"/>
    </style:style>
    <style:style style:name="T71" style:family="text">
      <style:text-properties officeooo:rsid="00d35d53"/>
    </style:style>
    <style:style style:name="T72" style:family="text">
      <style:text-properties officeooo:rsid="00d35d53" loext:padding="0in" loext:border="none"/>
    </style:style>
    <style:style style:name="T73" style:family="text">
      <style:text-properties loext:padding="0in" loext:border="none"/>
    </style:style>
    <style:style style:name="T74" style:family="text">
      <style:text-properties officeooo:rsid="00d37304"/>
    </style:style>
    <style:style style:name="T75" style:family="text">
      <style:text-properties officeooo:rsid="00d8f4ec"/>
    </style:style>
    <style:style style:name="T76" style:family="text">
      <style:text-properties officeooo:rsid="00dba27b"/>
    </style:style>
    <style:style style:name="T77" style:family="text">
      <style:text-properties officeooo:rsid="00dc66e4"/>
    </style:style>
    <style:style style:name="T78" style:family="text">
      <style:text-properties officeooo:rsid="00e3c9c7"/>
    </style:style>
    <style:style style:name="T79" style:family="text">
      <style:text-properties officeooo:rsid="00ecbedb"/>
    </style:style>
    <style:style style:name="T80" style:family="text">
      <style:text-properties officeooo:rsid="00ee162b"/>
    </style:style>
    <style:style style:name="T81" style:family="text">
      <style:text-properties officeooo:rsid="00ef624f"/>
    </style:style>
    <style:style style:name="T82" style:family="text">
      <style:text-properties officeooo:rsid="00f1b062"/>
    </style:style>
    <style:style style:name="T83" style:family="text">
      <style:text-properties officeooo:rsid="00f5d4f6"/>
    </style:style>
    <style:style style:name="T84" style:family="text">
      <style:text-properties officeooo:rsid="00f69dfd"/>
    </style:style>
    <style:style style:name="T85" style:family="text">
      <style:text-properties officeooo:rsid="00f82283"/>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2b1b0"/>
    </style:style>
    <style:style style:name="T91" style:family="text">
      <style:text-properties officeooo:rsid="0109e016"/>
    </style:style>
    <style:style style:name="T92" style:family="text">
      <style:text-properties officeooo:rsid="010bc3de"/>
    </style:style>
    <style:style style:name="T93" style:family="text">
      <style:text-properties officeooo:rsid="010c86e5"/>
    </style:style>
    <style:style style:name="T94" style:family="text">
      <style:text-properties officeooo:rsid="010fc8f3"/>
    </style:style>
    <style:style style:name="T95" style:family="text">
      <style:text-properties officeooo:rsid="0116b45d"/>
    </style:style>
    <style:style style:name="T96" style:family="text">
      <style:text-properties officeooo:rsid="0116bd3f"/>
    </style:style>
    <style:style style:name="T97" style:family="text">
      <style:text-properties officeooo:rsid="01180320"/>
    </style:style>
    <style:style style:name="T98" style:family="text">
      <style:text-properties fo:font-weight="bold" style:font-weight-asian="bold" style:font-weight-complex="bold"/>
    </style:style>
    <style:style style:name="T99" style:family="text">
      <style:text-properties officeooo:rsid="011e2f1d"/>
    </style:style>
    <style:style style:name="T100" style:family="text">
      <style:text-properties officeooo:rsid="01231e1d"/>
    </style:style>
    <style:style style:name="T101" style:family="text">
      <style:text-properties officeooo:rsid="0124ada3"/>
    </style:style>
    <style:style style:name="T102" style:family="text">
      <style:text-properties officeooo:rsid="012bbbcb"/>
    </style:style>
    <style:style style:name="T103" style:family="text">
      <style:text-properties officeooo:rsid="012c02a1"/>
    </style:style>
    <style:style style:name="T104" style:family="text">
      <style:text-properties officeooo:rsid="012d542c"/>
    </style:style>
    <style:style style:name="T105" style:family="text">
      <style:text-properties officeooo:rsid="0132761b"/>
    </style:style>
    <style:style style:name="T106" style:family="text">
      <style:text-properties officeooo:rsid="01343f9a"/>
    </style:style>
    <style:style style:name="T107" style:family="text">
      <style:text-properties officeooo:rsid="0134feab"/>
    </style:style>
    <style:style style:name="T108" style:family="text">
      <style:text-properties officeooo:rsid="01358634"/>
    </style:style>
    <style:style style:name="T109" style:family="text">
      <style:text-properties officeooo:rsid="01361e7a"/>
    </style:style>
    <style:style style:name="T110" style:family="text">
      <style:text-properties officeooo:rsid="01375c78"/>
    </style:style>
    <style:style style:name="T111" style:family="text">
      <style:text-properties officeooo:rsid="01384093"/>
    </style:style>
    <style:style style:name="T112" style:family="text">
      <style:text-properties officeooo:rsid="013b4b31"/>
    </style:style>
    <style:style style:name="T113" style:family="text">
      <style:text-properties officeooo:rsid="0142578a"/>
    </style:style>
    <style:style style:name="T114" style:family="text">
      <style:text-properties officeooo:rsid="00980d24"/>
    </style:style>
    <style:style style:name="T115" style:family="text">
      <style:text-properties officeooo:rsid="0144ba7d"/>
    </style:style>
    <style:style style:name="T116" style:family="text">
      <style:text-properties officeooo:rsid="014608e0"/>
    </style:style>
    <style:style style:name="T117" style:family="text">
      <style:text-properties officeooo:rsid="01484d18"/>
    </style:style>
    <style:style style:name="T118" style:family="text">
      <style:text-properties officeooo:rsid="01498845"/>
    </style:style>
    <style:style style:name="T119" style:family="text">
      <style:text-properties officeooo:rsid="014a8c34"/>
    </style:style>
    <style:style style:name="T120" style:family="text">
      <style:text-properties officeooo:rsid="014e0f33"/>
    </style:style>
    <style:style style:name="T121" style:family="text">
      <style:text-properties officeooo:rsid="014e21d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64">[rough draft]</text:span></text:p>
      <text:p text:style-name="P7"><text:span text:style-name="T1">Victor Porton (ORCID </text:span>0000-0001-7064-7975<text:span text:style-name="T1">)</text:span></text:p>
      <text:p text:style-name="P8"><text:span text:style-name="T98">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6">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7">Also, it should implement an affiliate program for marketers for the following reasons:</text:p>
      <text:list text:style-name="L1">
        <text:list-item>
          <text:p text:style-name="P49">The marketing talent is often disjoint with software or science talents.</text:p>
        </text:list-item>
        <text:list-item>
          <text:p text:style-name="P49">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3">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65"> we mean an open source repository or package or a scientific article/</text:span><text:span text:style-name="T66">book</text:span><text:span text:style-name="T65">.</text:span></text:p>
      <text:p text:style-name="P13"><text:span text:style-name="T82">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46" text:outline-level="2"><text:soft-page-break/>Implementation as Layer-2</text:h>
      <text:p text:style-name="P53">We implement all <text:span text:style-name="T82">monetary </text:span>transactions <text:span text:style-name="T108">and storing dependencies </text:span>as <text:span text:style-name="T78">L2 (</text:span>Layer-2<text:span text:style-name="T78">)</text:span> <text:bibliography-mark text:identifier="layer2" text:bibliography-type="www" text:author="PCMag" text:title="Layer 2 blockchain" text:url="https://www.pcmag.com/encyclopedia/term/layer-2-blockchain">[9]</text:bibliography-mark> <text:span text:style-name="T106">to save on transaction costs. </text:span><text:span text:style-name="T107">We plan to use either a </text:span><text:span text:style-name="T99">Turing-complete</text:span><text:span text:style-name="T94"> </text:span><text:span text:style-name="T107">Validium or Optimistic Rollups (the third remaining variant ZK-rollups</text:span><text:span text:style-name="T33"> </text:span><text:span text:style-name="T33"><text:bibliography-mark text:identifier="zk-rollups" text:bibliography-type="www" text:author="ethereum.org" text:title="Zero-Knowledge rollups">[10]</text:bibliography-mark></text:span><text:span text:style-name="T107"> is expensive</text:span><text:span text:style-name="T33">, because we calculate data for every dependency </text:span><text:span text:style-name="T34">(and dependencies may count in thousands)</text:span><text:span text:style-name="T119">)</text:span><text:span text:style-name="T107">.</text:span></text:p>
      <text:list text:style-name="L2">
        <text:list-item>
          <text:p text:style-name="P50"><text:span text:style-name="T107">As a Validium we can use:</text:span></text:p>
          <text:list>
            <text:list-item>
              <text:p text:style-name="P51"><text:span text:style-name="T94">zkEVM </text:span><text:span text:style-name="T94"><text:bibliography-mark text:identifier="zkevm" text:bibliography-type="www" text:title="zkEVM" text:url="https://docs.zksync.io/zkevm/">[11]</text:bibliography-mark></text:span><text:span text:style-name="T94"> </text:span><text:span text:style-name="T108">+ Avail </text:span><text:span text:style-name="T108"><text:bibliography-mark text:identifier="avail" text:bibliography-type="www" text:author="Polygon Wiki" text:title="Polygon Avail" text:url="https://wiki.polygon.technology/docs/avail/introduction/what-is-avail/">[12]</text:bibliography-mark></text:span><text:span text:style-name="T108"> (still not implemented </text:span><text:span text:style-name="T111">by zkSync</text:span><text:span text:style-name="T108">)</text:span></text:p>
            </text:list-item>
            <text:list-item>
              <text:p text:style-name="P54">StarkNet</text:p>
            </text:list-item>
          </text:list>
        </text:list-item>
        <text:list-item>
          <text:p text:style-name="P55">Optimistic Rollups:</text:p>
          <text:list>
            <text:list-item>
              <text:p text:style-name="P52"><text:span text:style-name="T103">AltLayer </text:span><text:span text:style-name="T109">(</text:span><text:span text:style-name="T105">multichain, </text:span><text:span text:style-name="T110">fast L1↔L2, </text:span><text:span text:style-name="T109">advantage: </text:span><text:span text:style-name="T103">has the capability to dispose old data, </text:span><text:span text:style-name="T109">what we may want to use to reduce the costs)</text:span></text:p>
            </text:list-item>
            <text:list-item>
              <text:p text:style-name="P52"><text:span text:style-name="T104">Boba </text:span><text:span text:style-name="T110">(</text:span><text:span text:style-name="T105">multichain, </text:span><text:span text:style-name="T110">fast L1↔L2)</text:span></text:p>
            </text:list-item>
            <text:list-item>
              <text:p text:style-name="P56">Metis</text:p>
            </text:list-item>
          </text:list>
        </text:list-item>
      </text:list>
      <text:p text:style-name="P64"><text:span text:style-name="T112">For either project, we can use Solidity as the primary programming language.</text:span></text:p>
      <text:p text:style-name="P65"><text:span text:style-name="T114">We store in Validium </text:span><text:span text:style-name="T81">also </text:span><text:span text:style-name="T114">the </text:span><text:span text:style-name="T121">dependencies of the</text:span><text:span text:style-name="T114"> following pseudo-type: DiGraph&lt;</text:span><text:span text:style-name="T58">(</text:span><text:span text:style-name="T114">ProjectId, Version</text:span><text:span text:style-name="T58">)</text:span><text:span text:style-name="T114">&gt;, where the version is to be updated, if the next donor finds given project’s dependencies different than the previous donors.</text:span></text:p>
      <text:h text:style-name="P47" text:outline-level="2">Actual algorithm stages</text:h>
      <text:p text:style-name="P35">Stages <text:span text:style-name="T91">of donation</text:span>:</text:p>
      <text:list xml:id="list2758764225" text:style-name="L3">
        <text:list-item>
          <text:p text:style-name="P59">Client moves the funds to <text:span text:style-name="T92">distribution contract</text:span><text:span text:style-name="T88"> </text:span><text:span text:style-name="T86">account </text:span><text:span text:style-name="T87">(requires user confirmation) </text:span><text:span text:style-name="T100">on </text:span>L2.</text:p>
        </text:list-item>
        <text:list-item>
          <text:p text:style-name="P58">The server writes dependencies, <text:span text:style-name="T89">project ID,</text:span> <text:span text:style-name="T113">the donated sum, </text:span><text:span text:style-name="T89">X, and Y</text:span> to L2 <text:span text:style-name="T92">(the </text:span><text:span text:style-name="T14">donation specification</text:span><text:span text:style-name="T92">)</text:span>. <text:span text:style-name="T115">(Doing this, the server spends </text:span><text:span text:style-name="T116">Validium </text:span><text:span text:style-name="T115">gas on behalf of the user. </text:span><text:span text:style-name="T117">To protect against cost attacks of server, for example, to traverse the entire GitHub, we do this only after a confirmation of donation payment by the client, </text:span><text:span text:style-name="T120">we need to set a minimal amount of donation</text:span><text:span text:style-name="T117">.</text:span><text:span text:style-name="T115">)</text:span></text:p>
        </text:list-item>
        <text:list-item>
          <text:p text:style-name="P57">Client using access to L2 can validate it <text:span text:style-name="T84">(can be </text:span><text:span text:style-name="T85">done with a hash </text:span><text:span text:style-name="T90">or re-downloading all uploaded dependencies</text:span><text:span text:style-name="T84">)</text:span>.</text:p>
        </text:list-item>
        <text:list-item>
          <text:p text:style-name="P60">Loop:</text:p>
          <text:list>
            <text:list-item>
              <text:p text:style-name="P61">Server calls <text:span text:style-name="T118">(also at expense of the server)</text:span> monetary transactions on L2 <text:span text:style-name="T92">through this contract that ensures distribution of funds accordingly </text:span><text:span text:style-name="T67">the donation specification</text:span><text:span text:style-name="T83">. </text:span><text:span text:style-name="T93">For this method msg.sender is not checked.</text:span></text:p>
            </text:list-item>
          </text:list>
        </text:list-item>
      </text:list>
      <text:p text:style-name="P35">Stages <text:span text:style-name="T91">of withdrawal</text:span>:</text:p>
      <text:list text:style-name="L4">
        <text:list-item>
          <text:p text:style-name="P62">The benefactor on L2 send<text:span text:style-name="T95">s</text:span> funds to the “burning” account <text:span text:style-name="T96">to claim funds on the </text:span><text:span text:style-name="T97">L1</text:span>.</text:p>
        </text:list-item>
        <text:list-item>
          <text:p text:style-name="P63">The user withdraws funds on the L1.</text:p>
        </text:list-item>
      </text:list>
      <text:h text:style-name="P48" text:outline-level="2"><text:soft-page-break/>Other differences from cGrants</text:h>
      <text:p text:style-name="P33">We put matching funds on <text:span text:style-name="T50">our </text:span>I<text:span text:style-name="T50">V</text:span>otingStrategy <text:span text:style-name="T50">contract.</text:span></text:p>
      <text:p text:style-name="P34"><text:span text:style-name="T80">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60">(in Validium) </text:span><text:span text:style-name="T56">full donation amount, X%, and the </text:span><text:span text:style-name="T57">above mentioned</text:span><text:span text:style-name="T56"> dependencies </text:span><text:span text:style-name="T57">data</text:span><text:span text:style-name="T54">. </text:span><text:span text:style-name="T59">This contract will have also a function to distribute matching funds (that will </text:span><text:span text:style-name="T61">were</text:span><text:span text:style-name="T59"> placed on this contract address). </text:span><text:span text:style-name="T80">Actual distribution of funds (the sum of donated and matched) happens by calling a method of this contract.</text:span></text:p>
      <text:h text:style-name="Heading_20_2" text:outline-level="2">Arithmetic formulas</text:h>
      <text:p text:style-name="P31">First Y% of the donated sum is allocated to the affiliate (if any). <text:span text:style-name="T79">The donated sum is reduced to (100-Y)%.</text:span></text:p>
      <text:p text:style-name="P30">Remark: There was also considered the variant to allocate to the affiliate only Y% of the donation part that the main project (excluding dependencies) receives, but that would allocate zero to the affiliate if the main project does not accept donations.</text:p>
      <text:p text:style-name="P32">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8">The following is calculated separately for each token.</text:p>
      <text:p text:style-name="P12">Sums of donations for a given recipient address are stored in <text:span text:style-name="T50">our </text:span>I<text:span text:style-name="T50">V</text:span>otingStrategy <text:span text:style-name="T50">contract </text:span><text:span text:style-name="T102">(on L2) </text:span><text:span text:style-name="T50">to recipients</text:span> <text:span text:style-name="T62">when finalizing zkEVM.</text:span></text:p>
      <text:p text:style-name="P18">Before storing the donation in the chain, <text:span text:style-name="T40">f</text:span><text:span text:style-name="T23">or each direct or indirect dependency </text:span><text:span text:style-name="T24">find its Git repository, and if found, query (</text:span><text:span text:style-name="T69">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8">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42"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43" text:outline-level="1"><text:soft-page-break/>Deficiencies of This Algorithm</text:h>
      <text:p text:style-name="P28"><text:span text:style-name="T75">With this algorithm, the left-pad </text:span><text:span text:style-name="T75"><text:bibliography-mark text:identifier="leftpad" text:bibliography-type="www" text:author="left-pad" text:title="left-pad" text:url="https://github.com/left-pad/left-pad">[12]</text:bibliography-mark></text:span><text:span text:style-name="T75"> </text:span><text:span text:style-name="T76">(</text:span>Used by 2.1m <text:span text:style-name="T76">other known packages) </text:span><text:span text:style-name="T75">owner</text:span><text:span text:style-name="T76">s</text:span><text:span text:style-name="T75"> can receive an amount of financing improportional to the importance of </text:span><text:span text:style-name="T77">their</text:span><text:span text:style-name="T75"> work. Anyway, </text:span><text:span text:style-name="T77">do </text:span><text:span text:style-name="T75">we want not to have rich people or not to have poor projects? </text:span><text:span text:style-name="T77">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68">User Data</text:span> Format</text:h>
      <text:p text:style-name="P19">User data is to be stored <text:span text:style-name="T69">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68">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65">).</text:span></text:p>
      <text:p text:style-name="P20">The file format is as follows:</text:p>
      <text:p text:style-name="P20">{</text:p>
      <text:p text:style-name="P21"><text:s text:c="2"/>"<text:span text:style-name="T70">evm</text:span>": <text:span text:style-name="T70">{</text:span></text:p>
      <text:p text:style-name="P23"><text:span text:style-name="T69"><text:s text:c="4"/>"</text:span><text:span text:style-name="T71">defaultA</text:span><text:span text:style-name="T69">ccount": "</text:span><text:span text:style-name="T73">0x36A0356d43EE4168ED24EFA1CAe3198708667ac0</text:span><text:span text:style-name="T69">",</text:span></text:p>
      <text:p text:style-name="P23"><text:span text:style-name="T69"><text:s text:c="4"/>"</text:span><text:span text:style-name="T71">defaultExpires</text:span><text:span text:style-name="T69">": "</text:span><text:span text:style-name="T72">2024-07-03T00:00:00</text:span><text:span text:style-name="T69">",</text:span></text:p>
      <text:p text:style-name="P24"><text:span text:style-name="T69"><text:s text:c="4"/></text:span><text:span text:style-name="T74">"chains:" </text:span><text:span text:style-name="T71">[</text:span></text:p>
      <text:p text:style-name="P20"><text:s text:c="6"/><text:span text:style-name="T71">{</text:span></text:p>
      <text:p text:style-name="P22"><text:s text:c="8"/>"<text:span text:style-name="T71">chainId</text:span>"<text:span text:style-name="T71">: 1,</text:span></text:p>
      <text:p text:style-name="P22"><text:s text:c="8"/>"<text:span text:style-name="T71">a</text:span>ccount": "<text:span text:style-name="T73">0x36A0356d43EE4168ED24EFA1CAe3198708667ac0</text:span>",</text:p>
      <text:p text:style-name="P23"><text:span text:style-name="T69"><text:s text:c="8"/>"</text:span><text:span text:style-name="T71">expires</text:span><text:span text:style-name="T69">": "</text:span><text:span text:style-name="T72">2024-07-03T00:00:00</text:span><text:span text:style-name="T69">"</text:span></text:p>
      <text:p text:style-name="P22"><text:s text:c="4"/><text:span text:style-name="T71">]</text:span></text:p>
      <text:p text:style-name="P20"><text:s text:c="2"/><text:span text:style-name="T70">}</text:span></text:p>
      <text:p text:style-name="P20">}</text:p>
      <text:p text:style-name="P25">To disable an account set its expiration date in the past e.g. to 0000-00-00T00:00:00.</text:p>
      <text:p text:style-name="P27">An account is considered enabled if its expiration date is above ??.</text:p>
      <text:h text:style-name="P4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3]</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4]</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5"><text:soft-page-break/>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15">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15">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15">10: ethereum.org, Zero-Knowledge rollups, , </text:p>
          <text:p text:style-name="P15">11: , zkEVM, , <text:a xlink:type="simple" xlink:href="https://docs.zksync.io/zkevm/" text:style-name="Internet_20_link" text:visited-style-name="Internet_20_link"><text:span text:style-name="Internet_20_link">https://docs.zksync.io/zkevm/</text:span></text:a></text:p>
          <text:p text:style-name="P15">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15">12: left-pad, left-pad, , <text:a xlink:type="simple" xlink:href="https://github.com/left-pad/left-pad" text:style-name="Internet_20_link" text:visited-style-name="Internet_20_link"><text:span text:style-name="Internet_20_link">https://github.com/left-pad/left-pad</text:span></text:a></text:p>
          <text:p text:style-name="P15">13: , World Science DAO, , <text:a xlink:type="simple" xlink:href="https://science-dao.vporton.name/" text:style-name="Internet_20_link" text:visited-style-name="Internet_20_link"><text:span text:style-name="Internet_20_link">https://science-dao.vporton.name/</text:span></text:a></text:p>
          <text:p text:style-name="P15">14: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2-03T17:00:22.736935044</dc:date>
    <meta:editing-duration>P6DT21H31M31S</meta:editing-duration>
    <meta:editing-cycles>264</meta:editing-cycles>
    <meta:document-statistic meta:table-count="0" meta:image-count="0" meta:object-count="0" meta:page-count="6" meta:paragraph-count="98" meta:word-count="1923" meta:character-count="12653" meta:non-whitespace-character-count="10804"/>
  </office:meta>
</office:document-meta>
</file>